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3" style:family="paragraph" style:parent-style-name="Standard">
      <style:text-properties fo:font-size="12pt" officeooo:rsid="00085480" officeooo:paragraph-rsid="0096c79a" style:font-size-asian="12pt" style:font-size-complex="12pt"/>
    </style:style>
    <style:style style:name="P4" style:family="paragraph" style:parent-style-name="Standard">
      <style:text-properties fo:font-size="12pt" officeooo:rsid="0006bb1f" officeooo:paragraph-rsid="00a861f7" style:font-size-asian="12pt" style:font-size-complex="12pt"/>
    </style:style>
    <style:style style:name="P5" style:family="paragraph" style:parent-style-name="Standard">
      <style:text-properties fo:font-size="12pt" officeooo:rsid="0008710b" officeooo:paragraph-rsid="00a861f7" style:font-size-asian="12pt" style:font-size-complex="12pt"/>
    </style:style>
    <style:style style:name="P6" style:family="paragraph" style:parent-style-name="Standard">
      <style:text-properties fo:font-size="12pt" officeooo:rsid="0008710b" officeooo:paragraph-rsid="00abf92f" style:font-size-asian="12pt" style:font-size-complex="12pt"/>
    </style:style>
    <style:style style:name="P7" style:family="paragraph" style:parent-style-name="Standard">
      <style:text-properties fo:font-size="12pt" fo:font-weight="bold" officeooo:rsid="0006bb1f" officeooo:paragraph-rsid="00a861f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592e83" officeooo:paragraph-rsid="006a9cc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bold" officeooo:rsid="000a0d25" officeooo:paragraph-rsid="0098ffb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normal" officeooo:rsid="001b52f6" officeooo:paragraph-rsid="0098ffb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085480" style:font-size-asian="12pt" style:font-size-complex="12pt"/>
    </style:style>
    <style:style style:name="P12" style:family="paragraph" style:parent-style-name="Standard">
      <style:text-properties fo:font-size="12pt" fo:font-weight="bold" officeooo:rsid="0065251f" officeooo:paragraph-rsid="00a861f7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6317a9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6317a9" officeooo:paragraph-rsid="00b134bb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06bb1f" officeooo:paragraph-rsid="00b134bb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06bb1f" officeooo:paragraph-rsid="00e18151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08710b" officeooo:paragraph-rsid="00d96e33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weight="bold" officeooo:rsid="00ed6d4b" officeooo:paragraph-rsid="00ed6d4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weight="bold" officeooo:rsid="00ee3d80" officeooo:paragraph-rsid="00ee3d80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officeooo:rsid="000877ec" officeooo:paragraph-rsid="00b2b053" style:font-size-asian="12pt" style:font-size-complex="12pt"/>
    </style:style>
    <style:style style:name="P22" style:family="paragraph" style:parent-style-name="Standard">
      <style:text-properties fo:font-size="12pt" officeooo:rsid="000877ec" officeooo:paragraph-rsid="00bd878f" style:font-size-asian="12pt" style:font-size-complex="12pt"/>
    </style:style>
    <style:style style:name="P23" style:family="paragraph" style:parent-style-name="Standard">
      <style:text-properties fo:font-size="12pt" officeooo:rsid="0006bb1f" officeooo:paragraph-rsid="00b134bb" style:font-size-asian="12pt" style:font-size-complex="12pt"/>
    </style:style>
    <style:style style:name="P24" style:family="paragraph" style:parent-style-name="Standard">
      <style:text-properties fo:font-size="12pt" officeooo:rsid="0006bb1f" officeooo:paragraph-rsid="00b2b053" style:font-size-asian="12pt" style:font-size-complex="12pt"/>
    </style:style>
    <style:style style:name="P25" style:family="paragraph" style:parent-style-name="Standard">
      <style:text-properties fo:font-size="12pt" officeooo:rsid="0008710b" officeooo:paragraph-rsid="00b134bb" style:font-size-asian="12pt" style:font-size-complex="12pt"/>
    </style:style>
    <style:style style:name="P26" style:family="paragraph" style:parent-style-name="Standard">
      <style:text-properties fo:font-size="12pt" officeooo:rsid="0008710b" officeooo:paragraph-rsid="00d96e33" style:font-size-asian="12pt" style:font-size-complex="12pt"/>
    </style:style>
    <style:style style:name="P27" style:family="paragraph" style:parent-style-name="Standard">
      <style:text-properties fo:font-size="12pt" officeooo:rsid="0008710b" officeooo:paragraph-rsid="00e85da6" style:font-size-asian="12pt" style:font-size-complex="12pt"/>
    </style:style>
    <style:style style:name="P28" style:family="paragraph" style:parent-style-name="Standard">
      <style:text-properties fo:font-size="12pt" officeooo:rsid="0008710b" officeooo:paragraph-rsid="00e9e65f" style:font-size-asian="12pt" style:font-size-complex="12pt"/>
    </style:style>
    <style:style style:name="P29" style:family="paragraph" style:parent-style-name="Standard">
      <style:text-properties fo:font-size="12pt" officeooo:rsid="0008710b" officeooo:paragraph-rsid="00ed6d4b" style:font-size-asian="12pt" style:font-size-complex="12pt"/>
    </style:style>
    <style:style style:name="P30" style:family="paragraph" style:parent-style-name="Standard">
      <style:text-properties fo:font-size="12pt" officeooo:rsid="0008710b" officeooo:paragraph-rsid="00ee8811" style:font-size-asian="12pt" style:font-size-complex="12pt"/>
    </style:style>
    <style:style style:name="P31" style:family="paragraph" style:parent-style-name="Standard">
      <style:text-properties fo:font-size="12pt" officeooo:rsid="0008710b" officeooo:paragraph-rsid="00f45f46" style:font-size-asian="12pt" style:font-size-complex="12pt"/>
    </style:style>
    <style:style style:name="P32" style:family="paragraph" style:parent-style-name="Standard">
      <style:text-properties fo:font-size="12pt" officeooo:rsid="00085480" officeooo:paragraph-rsid="00b134bb" style:font-size-asian="12pt" style:font-size-complex="12pt"/>
    </style:style>
    <style:style style:name="P33" style:family="paragraph" style:parent-style-name="Standard">
      <style:text-properties fo:font-size="12pt" officeooo:rsid="00085480" officeooo:paragraph-rsid="00c28a06" style:font-size-asian="12pt" style:font-size-complex="12pt"/>
    </style:style>
    <style:style style:name="P34" style:family="paragraph" style:parent-style-name="Standard">
      <style:text-properties fo:font-size="12pt" officeooo:rsid="00085480" officeooo:paragraph-rsid="0101d3b4" style:font-size-asian="12pt" style:font-size-complex="12pt"/>
    </style:style>
    <style:style style:name="P35" style:family="paragraph" style:parent-style-name="Standard">
      <style:text-properties fo:font-size="12pt" officeooo:rsid="00085480" officeooo:paragraph-rsid="010eb7ab" style:font-size-asian="12pt" style:font-size-complex="12pt"/>
    </style:style>
    <style:style style:name="P36" style:family="paragraph" style:parent-style-name="Standard">
      <style:text-properties fo:font-size="12pt" officeooo:rsid="007a8e62" officeooo:paragraph-rsid="011631f3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rsid="00592e83" officeooo:paragraph-rsid="006a9cc7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rsid="00b8d086" officeooo:paragraph-rsid="00b8d086" style:font-size-asian="12pt" style:font-size-complex="12pt"/>
    </style:style>
    <style:style style:name="P39" style:family="paragraph" style:parent-style-name="Standard">
      <style:text-properties fo:font-size="12pt" officeooo:paragraph-rsid="00dec6be" style:font-size-asian="12pt" style:font-size-complex="12pt"/>
    </style:style>
    <style:style style:name="P40" style:family="paragraph" style:parent-style-name="Standard">
      <style:text-properties fo:font-size="12pt" officeooo:paragraph-rsid="00dfd516" style:font-size-asian="12pt" style:font-size-complex="12pt"/>
    </style:style>
    <style:style style:name="P41" style:family="paragraph" style:parent-style-name="Standard">
      <style:text-properties fo:font-size="12pt" fo:font-weight="normal" officeooo:rsid="00085480" officeooo:paragraph-rsid="01058ecd" style:font-size-asian="12pt" style:font-weight-asian="normal" style:font-size-complex="12pt" style:font-weight-complex="normal"/>
    </style:style>
    <style:style style:name="P42" style:family="paragraph" style:parent-style-name="Standard">
      <style:text-properties officeooo:paragraph-rsid="00ba3b22"/>
    </style:style>
    <style:style style:name="P43" style:family="paragraph" style:parent-style-name="Standard">
      <style:paragraph-properties fo:text-align="justify" style:justify-single-word="false"/>
      <style:text-properties fo:font-size="10pt" fo:font-weight="bold" officeooo:rsid="010d8664" officeooo:paragraph-rsid="010d8664" style:font-size-asian="10pt" style:font-weight-asian="bold" style:font-size-complex="10pt" style:font-weight-complex="bold"/>
    </style:style>
    <style:style style:name="P44" style:family="paragraph" style:parent-style-name="Standard">
      <style:text-properties officeooo:paragraph-rsid="010eb7ab"/>
    </style:style>
    <style:style style:name="P45" style:family="paragraph" style:parent-style-name="Standard">
      <style:paragraph-properties fo:text-align="justify" style:justify-single-word="false"/>
      <style:text-properties fo:font-size="7pt" fo:font-weight="bold" officeooo:rsid="00b8d086" officeooo:paragraph-rsid="00d47e8c" style:font-size-asian="7pt" style:font-weight-asian="bold" style:font-size-complex="7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7pt" fo:font-weight="bold" officeooo:rsid="00ff0320" officeooo:paragraph-rsid="01011c68" style:font-size-asian="7pt" style:font-weight-asian="bold" style:font-size-complex="7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7pt" fo:font-weight="bold" officeooo:rsid="00ff0320" officeooo:paragraph-rsid="01038b2b" style:font-size-asian="7pt" style:font-weight-asian="bold" style:font-size-complex="7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7pt" fo:font-weight="bold" officeooo:rsid="00ff0320" officeooo:paragraph-rsid="00ff0320" style:font-size-asian="7pt" style:font-weight-asian="bold" style:font-size-complex="7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7pt" fo:font-weight="bold" officeooo:rsid="00ff0320" officeooo:paragraph-rsid="01068610" style:font-size-asian="7pt" style:font-weight-asian="bold" style:font-size-complex="7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7pt" fo:font-weight="bold" officeooo:rsid="010eb7ab" officeooo:paragraph-rsid="010f41bf" style:font-size-asian="7pt" style:font-weight-asian="bold" style:font-size-complex="7pt" style:font-weight-complex="bold"/>
    </style:style>
    <style:style style:name="P51" style:family="paragraph" style:parent-style-name="Standard">
      <style:text-properties fo:font-size="7pt" fo:font-weight="bold" officeooo:rsid="011631f3" officeooo:paragraph-rsid="011631f3" style:font-size-asian="7pt" style:font-weight-asian="bold" style:font-size-complex="7pt" style:font-weight-complex="bold"/>
    </style:style>
    <style:style style:name="P52" style:family="paragraph" style:parent-style-name="Standard">
      <style:text-properties officeooo:paragraph-rsid="0111531a"/>
    </style:style>
    <style:style style:name="P53" style:family="paragraph" style:parent-style-name="Standard">
      <style:paragraph-properties style:writing-mode="lr-tb"/>
      <style:text-properties fo:font-size="12pt" fo:font-weight="bold" officeooo:rsid="00b134bb" officeooo:paragraph-rsid="00c2f2ae" style:font-size-asian="12pt" style:font-weight-asian="bold" style:font-size-complex="12pt" style:font-weight-complex="bold"/>
    </style:style>
    <style:style style:name="P5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6317a9" officeooo:paragraph-rsid="00b134bb" style:font-size-asian="12pt" style:font-weight-asian="bold" style:font-size-complex="12pt" style:font-weight-complex="bold"/>
    </style:style>
    <style:style style:name="T1" style:family="text">
      <style:text-properties officeooo:rsid="008f8d60"/>
    </style:style>
    <style:style style:name="T2" style:family="text">
      <style:text-properties officeooo:rsid="000fddca"/>
    </style:style>
    <style:style style:name="T3" style:family="text">
      <style:text-properties officeooo:rsid="000877e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0eb7ab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5f004d" style:font-style-asian="italic" style:font-weight-asian="normal" style:font-style-complex="italic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Liberation Serif" fo:font-weight="normal" officeooo:rsid="004cb877" style:font-weight-asian="normal" style:font-weight-complex="normal"/>
    </style:style>
    <style:style style:name="T10" style:family="text">
      <style:text-properties style:text-position="super 58%" style:font-name="Liberation Serif" fo:font-weight="normal" officeooo:rsid="00d4723f" style:font-weight-asian="normal" style:font-weight-complex="normal"/>
    </style:style>
    <style:style style:name="T11" style:family="text">
      <style:text-properties style:text-position="super 58%" style:font-name="Liberation Serif" fo:font-weight="normal" officeooo:rsid="00d96e33" style:font-weight-asian="normal" style:font-weight-complex="normal"/>
    </style:style>
    <style:style style:name="T12" style:family="text">
      <style:text-properties style:text-position="super 58%" style:font-name="Liberation Serif" fo:font-weight="normal" officeooo:rsid="00e11986" style:font-weight-asian="normal" style:font-weight-complex="normal"/>
    </style:style>
    <style:style style:name="T13" style:family="text">
      <style:text-properties style:text-position="super 58%" style:font-name="Liberation Serif" fo:font-weight="normal" officeooo:rsid="0065f8bb" style:font-weight-asian="normal" style:font-weight-complex="normal"/>
    </style:style>
    <style:style style:name="T14" style:family="text">
      <style:text-properties style:text-position="super 58%" style:font-name="Liberation Serif" fo:font-weight="normal" officeooo:rsid="01011c68" style:font-weight-asian="normal" style:font-weight-complex="normal"/>
    </style:style>
    <style:style style:name="T15" style:family="text">
      <style:text-properties style:text-position="super 58%" style:font-name="Liberation Serif" fo:font-weight="normal" officeooo:rsid="0101d3b4" style:font-weight-asian="normal" style:font-weight-complex="normal"/>
    </style:style>
    <style:style style:name="T16" style:family="text">
      <style:text-properties style:text-position="super 58%" style:font-name="Liberation Serif" fo:font-weight="normal" officeooo:rsid="010d8664" style:font-weight-asian="normal" style:font-weight-complex="normal"/>
    </style:style>
    <style:style style:name="T17" style:family="text">
      <style:text-properties style:text-position="super 58%" style:font-name="Liberation Serif" fo:font-style="normal" fo:font-weight="normal" officeooo:rsid="004cb877" style:font-style-asian="normal" style:font-weight-asian="normal" style:font-style-complex="normal" style:font-weight-complex="normal"/>
    </style:style>
    <style:style style:name="T18" style:family="text">
      <style:text-properties style:text-position="super 58%" style:font-name="Liberation Serif" fo:font-style="normal" fo:font-weight="normal" officeooo:rsid="00d96e33" style:font-style-asian="normal" style:font-weight-asian="normal" style:font-style-complex="normal" style:font-weight-complex="normal"/>
    </style:style>
    <style:style style:name="T19" style:family="text">
      <style:text-properties style:text-position="super 58%" style:font-name="Liberation Serif" fo:font-style="normal" fo:font-weight="normal" officeooo:rsid="0065f8bb" style:font-style-asian="normal" style:font-weight-asian="normal" style:font-style-complex="normal" style:font-weight-complex="normal"/>
    </style:style>
    <style:style style:name="T20" style:family="text">
      <style:text-properties style:text-position="super 58%" style:font-name="Liberation Serif" fo:font-style="normal" fo:font-weight="normal" officeooo:rsid="010eb7ab" style:font-style-asian="normal" style:font-weight-asian="normal" style:font-style-complex="normal" style:font-weight-complex="normal"/>
    </style:style>
    <style:style style:name="T21" style:family="text">
      <style:text-properties style:text-position="super 58%" style:font-name="Liberation Serif" fo:font-style="normal" fo:font-weight="normal" officeooo:rsid="011631f3" style:font-style-asian="normal" style:font-weight-asian="normal" style:font-style-complex="normal" style:font-weight-complex="normal"/>
    </style:style>
    <style:style style:name="T22" style:family="text">
      <style:text-properties style:text-position="super 58%" style:font-name="Liberation Serif" officeooo:rsid="00ed6d4b"/>
    </style:style>
    <style:style style:name="T23" style:family="text">
      <style:text-properties style:text-position="super 58%" style:font-name="Liberation Serif" officeooo:rsid="00ee3d80"/>
    </style:style>
    <style:style style:name="T24" style:family="text">
      <style:text-properties style:text-position="super 58%" style:font-name="Liberation Serif" officeooo:rsid="01011c68"/>
    </style:style>
    <style:style style:name="T25" style:family="text">
      <style:text-properties style:text-position="super 58%" style:font-name="Liberation Serif" officeooo:rsid="0065f8bb"/>
    </style:style>
    <style:style style:name="T26" style:family="text">
      <style:text-properties style:text-position="super 58%" style:font-name="Liberation Serif" officeooo:rsid="01058ecd"/>
    </style:style>
    <style:style style:name="T27" style:family="text">
      <style:text-properties style:text-position="super 58%" style:font-name="Liberation Serif" fo:font-size="12pt" fo:font-style="normal" fo:font-weight="normal" officeooo:rsid="0065f8bb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position="super 58%" style:font-name="Liberation Serif" fo:font-size="12pt" fo:font-style="normal" fo:font-weight="normal" officeooo:rsid="010d8664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position="super 58%" style:font-name="Liberation Serif" fo:font-size="12pt" fo:font-style="normal" fo:font-weight="normal" officeooo:rsid="010eb7ab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48c658" style:font-style-asian="normal" style:font-style-complex="normal"/>
    </style:style>
    <style:style style:name="T32" style:family="text">
      <style:text-properties fo:font-style="normal" officeooo:rsid="004a3a98" style:font-style-asian="normal" style:font-style-complex="normal"/>
    </style:style>
    <style:style style:name="T33" style:family="text">
      <style:text-properties fo:font-style="normal" officeooo:rsid="009084fa" style:font-style-asian="normal" style:font-style-complex="normal"/>
    </style:style>
    <style:style style:name="T34" style:family="text">
      <style:text-properties fo:font-style="normal" officeooo:rsid="010eb7ab" style:font-style-asian="normal" style:font-style-complex="normal"/>
    </style:style>
    <style:style style:name="T35" style:family="text">
      <style:text-properties officeooo:rsid="003f88ee"/>
    </style:style>
    <style:style style:name="T36" style:family="text">
      <style:text-properties officeooo:rsid="00424773"/>
    </style:style>
    <style:style style:name="T37" style:family="text">
      <style:text-properties officeooo:rsid="0048c658"/>
    </style:style>
    <style:style style:name="T38" style:family="text">
      <style:text-properties officeooo:rsid="004cb87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4cb877" style:font-weight-asian="bold" style:font-weight-complex="bold"/>
    </style:style>
    <style:style style:name="T41" style:family="text">
      <style:text-properties fo:font-weight="bold" officeooo:rsid="0065f8bb" style:font-weight-asian="bold" style:font-weight-complex="bold"/>
    </style:style>
    <style:style style:name="T42" style:family="text">
      <style:text-properties fo:font-weight="bold" officeooo:rsid="009bb636" style:font-weight-asian="bold" style:font-weight-complex="bold"/>
    </style:style>
    <style:style style:name="T43" style:family="text">
      <style:text-properties fo:font-weight="bold" officeooo:rsid="00a00841" style:font-weight-asian="bold" style:font-weight-complex="bold"/>
    </style:style>
    <style:style style:name="T44" style:family="text">
      <style:text-properties fo:font-weight="bold" officeooo:rsid="00c5704b" style:font-weight-asian="bold" style:font-weight-complex="bold"/>
    </style:style>
    <style:style style:name="T45" style:family="text">
      <style:text-properties officeooo:rsid="00801e71"/>
    </style:style>
    <style:style style:name="T46" style:family="text">
      <style:text-properties officeooo:rsid="0084ee6a"/>
    </style:style>
    <style:style style:name="T47" style:family="text">
      <style:text-properties officeooo:rsid="0087f18f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officeooo:rsid="0096c79a"/>
    </style:style>
    <style:style style:name="T50" style:family="text">
      <style:text-properties style:font-name="Liberation Serif" fo:font-style="italic" style:font-style-asian="italic" style:font-style-complex="italic"/>
    </style:style>
    <style:style style:name="T51" style:family="text">
      <style:text-properties style:font-name="Liberation Serif" fo:font-style="italic" officeooo:rsid="0096c79a" style:font-style-asian="italic" style:font-style-complex="italic"/>
    </style:style>
    <style:style style:name="T52" style:family="text">
      <style:text-properties style:font-name="Liberation Serif" fo:font-style="italic" officeooo:rsid="0008710b" style:font-style-asian="italic" style:font-style-complex="italic"/>
    </style:style>
    <style:style style:name="T53" style:family="text">
      <style:text-properties style:font-name="Liberation Serif" fo:font-style="italic" officeooo:rsid="006a9cc7" style:font-style-asian="italic" style:font-style-complex="italic"/>
    </style:style>
    <style:style style:name="T54" style:family="text">
      <style:text-properties style:font-name="Liberation Serif" fo:font-style="italic" officeooo:rsid="00892e24" style:font-style-asian="italic" style:font-style-complex="italic"/>
    </style:style>
    <style:style style:name="T55" style:family="text">
      <style:text-properties style:font-name="Liberation Serif" fo:font-style="italic" officeooo:rsid="00dec6be" style:font-style-asian="italic" style:font-style-complex="italic"/>
    </style:style>
    <style:style style:name="T56" style:family="text">
      <style:text-properties style:font-name="Liberation Serif" fo:font-style="italic" fo:font-weight="normal" officeooo:rsid="005f004d" style:font-style-asian="italic" style:font-weight-asian="normal" style:font-style-complex="italic" style:font-weight-complex="normal"/>
    </style:style>
    <style:style style:name="T57" style:family="text">
      <style:text-properties style:font-name="Liberation Serif" officeooo:rsid="0008710b"/>
    </style:style>
    <style:style style:name="T58" style:family="text">
      <style:text-properties style:font-name="Liberation Serif" officeooo:rsid="003f88ee"/>
    </style:style>
    <style:style style:name="T59" style:family="text">
      <style:text-properties style:font-name="Liberation Serif" officeooo:rsid="00424773"/>
    </style:style>
    <style:style style:name="T60" style:family="text">
      <style:text-properties style:font-name="Liberation Serif" officeooo:rsid="004cb877"/>
    </style:style>
    <style:style style:name="T61" style:family="text">
      <style:text-properties style:font-name="Liberation Serif" fo:font-weight="bold"/>
    </style:style>
    <style:style style:name="T62" style:family="text">
      <style:text-properties style:font-name="Liberation Serif" officeooo:rsid="00801e71"/>
    </style:style>
    <style:style style:name="T63" style:family="text">
      <style:text-properties style:font-name="Liberation Serif" officeooo:rsid="000877ec"/>
    </style:style>
    <style:style style:name="T64" style:family="text">
      <style:text-properties style:font-name="Liberation Serif" officeooo:rsid="00810f1e"/>
    </style:style>
    <style:style style:name="T65" style:family="text">
      <style:text-properties style:font-name="Liberation Serif" officeooo:rsid="0084ee6a"/>
    </style:style>
    <style:style style:name="T66" style:family="text">
      <style:text-properties style:font-name="Liberation Serif" officeooo:rsid="00863ac4"/>
    </style:style>
    <style:style style:name="T67" style:family="text">
      <style:text-properties style:font-name="Liberation Serif" officeooo:rsid="0087f18f"/>
    </style:style>
    <style:style style:name="T68" style:family="text">
      <style:text-properties style:font-name="Liberation Serif" fo:font-style="normal" officeooo:rsid="00892e24" style:font-style-asian="normal" style:font-style-complex="normal"/>
    </style:style>
    <style:style style:name="T69" style:family="text">
      <style:text-properties style:font-name="Liberation Serif" officeooo:rsid="006a9cc7"/>
    </style:style>
    <style:style style:name="T70" style:family="text">
      <style:text-properties style:font-name="Liberation Serif" officeooo:rsid="00c28a06"/>
    </style:style>
    <style:style style:name="T71" style:family="text">
      <style:text-properties style:font-name="Liberation Serif" fo:font-weight="normal" style:font-weight-asian="normal" style:font-weight-complex="normal"/>
    </style:style>
    <style:style style:name="T72" style:family="text">
      <style:text-properties style:font-name="Liberation Serif" fo:font-weight="normal" officeooo:rsid="00d76f0e" style:font-weight-asian="normal" style:font-weight-complex="normal"/>
    </style:style>
    <style:style style:name="T73" style:family="text">
      <style:text-properties style:font-name="Liberation Serif" fo:font-weight="normal" officeooo:rsid="0096c79a" style:font-weight-asian="normal" style:font-weight-complex="normal"/>
    </style:style>
    <style:style style:name="T74" style:family="text">
      <style:text-properties style:font-name="Liberation Serif" fo:font-weight="normal" officeooo:rsid="00ebae66" style:font-weight-asian="normal" style:font-weight-complex="normal"/>
    </style:style>
    <style:style style:name="T75" style:family="text">
      <style:text-properties style:font-name="Liberation Serif" fo:font-weight="normal" officeooo:rsid="0067f527" style:font-weight-asian="normal" style:font-weight-complex="normal"/>
    </style:style>
    <style:style style:name="T76" style:family="text">
      <style:text-properties style:font-name="Liberation Serif" fo:font-weight="normal" officeooo:rsid="00ff2503" style:font-weight-asian="normal" style:font-weight-complex="normal"/>
    </style:style>
    <style:style style:name="T77" style:family="text">
      <style:text-properties style:font-name="Liberation Serif" fo:font-weight="normal" officeooo:rsid="01011c68" style:font-weight-asian="normal" style:font-weight-complex="normal"/>
    </style:style>
    <style:style style:name="T78" style:family="text">
      <style:text-properties style:font-name="Liberation Serif" fo:font-weight="normal" officeooo:rsid="01038b2b" style:font-weight-asian="normal" style:font-weight-complex="normal"/>
    </style:style>
    <style:style style:name="T79" style:family="text">
      <style:text-properties style:font-name="Liberation Serif" fo:font-weight="normal" officeooo:rsid="0106a417" style:font-weight-asian="normal" style:font-weight-complex="normal"/>
    </style:style>
    <style:style style:name="T80" style:family="text">
      <style:text-properties style:font-name="Liberation Serif" fo:font-weight="normal" officeooo:rsid="005f004d" style:font-weight-asian="normal" style:font-weight-complex="normal"/>
    </style:style>
    <style:style style:name="T81" style:family="text">
      <style:text-properties style:font-name="Liberation Serif" fo:font-weight="normal" officeooo:rsid="010f41bf" style:font-weight-asian="normal" style:font-weight-complex="normal"/>
    </style:style>
    <style:style style:name="T82" style:family="text">
      <style:text-properties style:font-name="Liberation Serif" officeooo:rsid="00d76f0e"/>
    </style:style>
    <style:style style:name="T83" style:family="text">
      <style:text-properties style:font-name="Liberation Serif" officeooo:rsid="00d96e33"/>
    </style:style>
    <style:style style:name="T84" style:family="text">
      <style:text-properties style:font-name="Liberation Serif" officeooo:rsid="00dab3ee"/>
    </style:style>
    <style:style style:name="T85" style:family="text">
      <style:text-properties style:font-name="Liberation Serif" officeooo:rsid="00dd3d08"/>
    </style:style>
    <style:style style:name="T86" style:family="text">
      <style:text-properties style:font-name="Liberation Serif" officeooo:rsid="00e9465f"/>
    </style:style>
    <style:style style:name="T87" style:family="text">
      <style:text-properties style:font-name="Liberation Serif" officeooo:rsid="00e9e65f"/>
    </style:style>
    <style:style style:name="T88" style:family="text">
      <style:text-properties style:font-name="Liberation Serif" officeooo:rsid="00ebae66"/>
    </style:style>
    <style:style style:name="T89" style:family="text">
      <style:text-properties style:font-name="Liberation Serif" fo:font-size="10pt" officeooo:rsid="00d76f0e" style:font-size-asian="10pt" style:font-size-complex="10pt"/>
    </style:style>
    <style:style style:name="T90" style:family="text">
      <style:text-properties style:font-name="Liberation Serif" fo:font-size="10pt" officeooo:rsid="00d96e33" style:font-size-asian="10pt" style:font-size-complex="10pt"/>
    </style:style>
    <style:style style:name="T91" style:family="text">
      <style:text-properties style:font-name="Liberation Serif" fo:font-size="10pt" fo:font-weight="normal" officeooo:rsid="00d76f0e" style:font-size-asian="10pt" style:font-weight-asian="normal" style:font-size-complex="10pt" style:font-weight-complex="normal"/>
    </style:style>
    <style:style style:name="T92" style:family="text">
      <style:text-properties style:font-name="Liberation Serif" fo:font-size="10pt" fo:font-weight="normal" officeooo:rsid="0096c79a" style:font-size-asian="10pt" style:font-weight-asian="normal" style:font-size-complex="10pt" style:font-weight-complex="normal"/>
    </style:style>
    <style:style style:name="T93" style:family="text">
      <style:text-properties style:font-name="Liberation Serif" fo:font-size="10pt" fo:font-weight="normal" officeooo:rsid="00ebae66" style:font-size-asian="10pt" style:font-weight-asian="normal" style:font-size-complex="10pt" style:font-weight-complex="normal"/>
    </style:style>
    <style:style style:name="T94" style:family="text">
      <style:text-properties style:font-name="Liberation Serif" fo:font-size="12pt" officeooo:rsid="0096c79a" style:font-size-asian="12pt" style:font-size-complex="12pt"/>
    </style:style>
    <style:style style:name="T95" style:family="text">
      <style:text-properties style:font-name="Liberation Serif" fo:font-size="12pt" officeooo:rsid="00c5704b" style:font-size-asian="12pt" style:font-size-complex="12pt"/>
    </style:style>
    <style:style style:name="T96" style:family="text">
      <style:text-properties style:font-name="Liberation Serif" fo:font-size="12pt" officeooo:rsid="000877ec" style:font-size-asian="12pt" style:font-size-complex="12pt"/>
    </style:style>
    <style:style style:name="T97" style:family="text">
      <style:text-properties style:font-name="Liberation Serif" fo:font-size="12pt" officeooo:rsid="00085480" style:font-size-asian="12pt" style:font-size-complex="12pt"/>
    </style:style>
    <style:style style:name="T98" style:family="text">
      <style:text-properties style:font-name="Liberation Serif" fo:font-size="12pt" officeooo:rsid="00c28a06" style:font-size-asian="12pt" style:font-size-complex="12pt"/>
    </style:style>
    <style:style style:name="T99" style:family="text">
      <style:text-properties style:font-name="Liberation Serif" fo:font-size="12pt" officeooo:rsid="0087f18f" style:font-size-asian="12pt" style:font-size-complex="12pt"/>
    </style:style>
    <style:style style:name="T100" style:family="text">
      <style:text-properties style:font-name="Liberation Serif" officeooo:rsid="00f8b9b3"/>
    </style:style>
    <style:style style:name="T101" style:family="text">
      <style:text-properties style:font-name="Liberation Serif" officeooo:rsid="01011c68"/>
    </style:style>
    <style:style style:name="T102" style:family="text">
      <style:text-properties style:font-name="Liberation Serif" officeooo:rsid="0102ed93"/>
    </style:style>
    <style:style style:name="T103" style:family="text">
      <style:text-properties style:font-name="Liberation Serif" officeooo:rsid="01038b2b"/>
    </style:style>
    <style:style style:name="T104" style:family="text">
      <style:text-properties style:font-name="Liberation Serif" officeooo:rsid="01068610"/>
    </style:style>
    <style:style style:name="T105" style:family="text">
      <style:text-properties style:font-name="Liberation Serif" officeooo:rsid="0106a417"/>
    </style:style>
    <style:style style:name="T106" style:family="text">
      <style:text-properties style:font-name="Liberation Serif" fo:font-size="4pt" style:font-size-asian="4pt" style:font-size-complex="4pt"/>
    </style:style>
    <style:style style:name="T107" style:family="text">
      <style:text-properties style:font-name="Liberation Serif" fo:font-size="4pt" officeooo:rsid="00d76f0e" style:font-size-asian="4pt" style:font-size-complex="4pt"/>
    </style:style>
    <style:style style:name="T108" style:family="text">
      <style:text-properties style:font-name="Liberation Serif" fo:font-size="4pt" officeooo:rsid="00d96e33" style:font-size-asian="4pt" style:font-size-complex="4pt"/>
    </style:style>
    <style:style style:name="T109" style:family="text">
      <style:text-properties style:font-name="Liberation Serif" fo:font-size="4pt" officeooo:rsid="0106a417" style:font-size-asian="4pt" style:font-size-complex="4pt"/>
    </style:style>
    <style:style style:name="T110" style:family="text">
      <style:text-properties style:font-name="Liberation Serif" fo:font-size="4pt" fo:font-weight="normal" style:font-size-asian="4pt" style:font-weight-asian="normal" style:font-size-complex="4pt" style:font-weight-complex="normal"/>
    </style:style>
    <style:style style:name="T111" style:family="text">
      <style:text-properties style:font-name="Liberation Serif" fo:font-size="4pt" fo:font-weight="normal" officeooo:rsid="00d76f0e" style:font-size-asian="4pt" style:font-weight-asian="normal" style:font-size-complex="4pt" style:font-weight-complex="normal"/>
    </style:style>
    <style:style style:name="T112" style:family="text">
      <style:text-properties style:font-name="Liberation Serif" fo:font-size="4pt" fo:font-weight="normal" officeooo:rsid="0096c79a" style:font-size-asian="4pt" style:font-weight-asian="normal" style:font-size-complex="4pt" style:font-weight-complex="normal"/>
    </style:style>
    <style:style style:name="T113" style:family="text">
      <style:text-properties style:font-name="Liberation Serif" fo:font-size="4pt" fo:font-weight="normal" officeooo:rsid="00ebae66" style:font-size-asian="4pt" style:font-weight-asian="normal" style:font-size-complex="4pt" style:font-weight-complex="normal"/>
    </style:style>
    <style:style style:name="T114" style:family="text">
      <style:text-properties style:font-name="Liberation Serif" fo:font-size="6pt" style:font-size-asian="6pt" style:font-size-complex="6pt"/>
    </style:style>
    <style:style style:name="T115" style:family="text">
      <style:text-properties style:font-name="Liberation Serif" fo:font-size="6pt" officeooo:rsid="00d76f0e" style:font-size-asian="6pt" style:font-size-complex="6pt"/>
    </style:style>
    <style:style style:name="T116" style:family="text">
      <style:text-properties style:font-name="Liberation Serif" fo:font-size="6pt" officeooo:rsid="00d96e33" style:font-size-asian="6pt" style:font-size-complex="6pt"/>
    </style:style>
    <style:style style:name="T117" style:family="text">
      <style:text-properties style:font-name="Liberation Serif" fo:font-size="6pt" officeooo:rsid="0106a417" style:font-size-asian="6pt" style:font-size-complex="6pt"/>
    </style:style>
    <style:style style:name="T118" style:family="text"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T119" style:family="text">
      <style:text-properties style:font-name="Liberation Serif" fo:font-size="6pt" fo:font-weight="normal" officeooo:rsid="00d76f0e" style:font-size-asian="6pt" style:font-weight-asian="normal" style:font-size-complex="6pt" style:font-weight-complex="normal"/>
    </style:style>
    <style:style style:name="T120" style:family="text">
      <style:text-properties style:font-name="Liberation Serif" fo:font-size="6pt" fo:font-weight="normal" officeooo:rsid="0096c79a" style:font-size-asian="6pt" style:font-weight-asian="normal" style:font-size-complex="6pt" style:font-weight-complex="normal"/>
    </style:style>
    <style:style style:name="T121" style:family="text">
      <style:text-properties style:font-name="Liberation Serif" fo:font-size="6pt" fo:font-weight="normal" officeooo:rsid="00ebae66" style:font-size-asian="6pt" style:font-weight-asian="normal" style:font-size-complex="6pt" style:font-weight-complex="normal"/>
    </style:style>
    <style:style style:name="T122" style:family="text">
      <style:text-properties style:font-name="Liberation Serif" fo:font-size="7pt" style:font-size-asian="7pt" style:font-size-complex="7pt"/>
    </style:style>
    <style:style style:name="T123" style:family="text">
      <style:text-properties style:font-name="Liberation Serif" fo:font-size="7pt" officeooo:rsid="00d76f0e" style:font-size-asian="7pt" style:font-size-complex="7pt"/>
    </style:style>
    <style:style style:name="T124" style:family="text">
      <style:text-properties style:font-name="Liberation Serif" fo:font-size="7pt" officeooo:rsid="00d96e33" style:font-size-asian="7pt" style:font-size-complex="7pt"/>
    </style:style>
    <style:style style:name="T125" style:family="text">
      <style:text-properties style:font-name="Liberation Serif" fo:font-size="7pt" officeooo:rsid="0106a417" style:font-size-asian="7pt" style:font-size-complex="7pt"/>
    </style:style>
    <style:style style:name="T126" style:family="text"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T127" style:family="text">
      <style:text-properties style:font-name="Liberation Serif" fo:font-size="7pt" fo:font-weight="normal" officeooo:rsid="00d76f0e" style:font-size-asian="7pt" style:font-weight-asian="normal" style:font-size-complex="7pt" style:font-weight-complex="normal"/>
    </style:style>
    <style:style style:name="T128" style:family="text">
      <style:text-properties style:font-name="Liberation Serif" fo:font-size="7pt" fo:font-weight="normal" officeooo:rsid="0096c79a" style:font-size-asian="7pt" style:font-weight-asian="normal" style:font-size-complex="7pt" style:font-weight-complex="normal"/>
    </style:style>
    <style:style style:name="T129" style:family="text">
      <style:text-properties style:font-name="Liberation Serif" fo:font-size="7pt" fo:font-weight="normal" officeooo:rsid="00ebae66" style:font-size-asian="7pt" style:font-weight-asian="normal" style:font-size-complex="7pt" style:font-weight-complex="normal"/>
    </style:style>
    <style:style style:name="T130" style:family="text">
      <style:text-properties style:font-name="Liberation Serif" officeooo:rsid="0114a547"/>
    </style:style>
    <style:style style:name="T131" style:family="text">
      <style:text-properties style:font-name="Liberation Serif1"/>
    </style:style>
    <style:style style:name="T132" style:family="text">
      <style:text-properties style:font-name="Liberation Serif1" officeooo:rsid="00941030" style:font-name-asian="Liberation Serif1" style:font-name-complex="Liberation Serif1"/>
    </style:style>
    <style:style style:name="T133" style:family="text">
      <style:text-properties style:font-name="Liberation Serif1" officeooo:rsid="00b8f961" style:font-name-asian="Liberation Serif1" style:font-name-complex="Liberation Serif1"/>
    </style:style>
    <style:style style:name="T134" style:family="text">
      <style:text-properties style:font-name="Liberation Serif1" fo:font-weight="normal" officeooo:rsid="00941030" style:font-name-asian="Liberation Serif1" style:font-weight-asian="normal" style:font-name-complex="Liberation Serif1" style:font-weight-complex="normal"/>
    </style:style>
    <style:style style:name="T135" style:family="text">
      <style:text-properties style:font-name="Liberation Serif1" fo:font-weight="normal" officeooo:rsid="00b8f961" style:font-name-asian="Liberation Serif1" style:font-weight-asian="normal" style:font-name-complex="Liberation Serif1" style:font-weight-complex="normal"/>
    </style:style>
    <style:style style:name="T136" style:family="text">
      <style:text-properties style:font-name="Liberation Serif1" fo:font-weight="normal" officeooo:rsid="00bcc572" style:font-name-asian="Liberation Serif1" style:font-weight-asian="normal" style:font-name-complex="Liberation Serif1" style:font-weight-complex="normal"/>
    </style:style>
    <style:style style:name="T137" style:family="text">
      <style:text-properties style:font-name="Liberation Serif1" fo:font-weight="normal" officeooo:rsid="009ce653" style:font-name-asian="Liberation Serif1" style:font-weight-asian="normal" style:font-name-complex="Liberation Serif1" style:font-weight-complex="normal"/>
    </style:style>
    <style:style style:name="T138" style:family="text">
      <style:text-properties style:font-name="Liberation Serif1" fo:font-weight="normal" officeooo:rsid="00c098c9" style:font-name-asian="Liberation Serif1" style:font-weight-asian="normal" style:font-name-complex="Liberation Serif1" style:font-weight-complex="normal"/>
    </style:style>
    <style:style style:name="T139" style:family="text">
      <style:text-properties style:font-name="Liberation Serif1" fo:font-weight="normal" officeooo:rsid="009da5f4" style:font-name-asian="Liberation Serif1" style:font-weight-asian="normal" style:font-name-complex="Liberation Serif1" style:font-weight-complex="normal"/>
    </style:style>
    <style:style style:name="T140" style:family="text">
      <style:text-properties style:font-name="Liberation Serif1" fo:font-weight="normal" officeooo:rsid="00c82195" style:font-name-asian="Liberation Serif1" style:font-weight-asian="normal" style:font-name-complex="Liberation Serif1" style:font-weight-complex="normal"/>
    </style:style>
    <style:style style:name="T141" style:family="text">
      <style:text-properties style:font-name="Liberation Serif1" fo:font-weight="normal" officeooo:rsid="00d29100" style:font-name-asian="Liberation Serif1" style:font-weight-asian="normal" style:font-name-complex="Liberation Serif1" style:font-weight-complex="normal"/>
    </style:style>
    <style:style style:name="T142" style:family="text">
      <style:text-properties style:font-name="Liberation Serif1" fo:font-weight="normal" officeooo:rsid="00da5ac3" style:font-name-asian="Liberation Serif1" style:font-weight-asian="normal" style:font-name-complex="Liberation Serif1" style:font-weight-complex="normal"/>
    </style:style>
    <style:style style:name="T143" style:family="text">
      <style:text-properties style:font-name="Liberation Serif1" fo:font-weight="normal" officeooo:rsid="00e1d610" style:font-name-asian="Liberation Serif1" style:font-weight-asian="normal" style:font-name-complex="Liberation Serif1" style:font-weight-complex="normal"/>
    </style:style>
    <style:style style:name="T144" style:family="text">
      <style:text-properties style:font-name="Liberation Serif1" fo:font-weight="normal" officeooo:rsid="00ba3b22" style:font-name-asian="Liberation Serif1" style:font-weight-asian="normal" style:font-name-complex="Liberation Serif1" style:font-weight-complex="normal"/>
    </style:style>
    <style:style style:name="T145" style:family="text">
      <style:text-properties style:font-name="Liberation Serif1" officeooo:rsid="0096c79a"/>
    </style:style>
    <style:style style:name="T146" style:family="text">
      <style:text-properties style:font-name="Liberation Serif1" fo:font-style="italic" officeooo:rsid="0096c79a" style:font-style-asian="italic" style:font-style-complex="italic"/>
    </style:style>
    <style:style style:name="T147" style:family="text">
      <style:text-properties style:font-name="Liberation Serif1" fo:font-style="italic" officeooo:rsid="00d700a9" style:font-style-asian="italic" style:font-style-complex="italic"/>
    </style:style>
    <style:style style:name="T148" style:family="text">
      <style:text-properties style:font-name="Liberation Serif1" officeooo:rsid="0008710b"/>
    </style:style>
    <style:style style:name="T149" style:family="text">
      <style:text-properties style:font-name="Liberation Serif1" fo:font-size="12pt" fo:font-weight="normal" officeooo:rsid="00941030" style:font-name-asian="Liberation Serif1" style:font-size-asian="12pt" style:font-weight-asian="normal" style:font-name-complex="Liberation Serif1" style:font-size-complex="12pt" style:font-weight-complex="normal"/>
    </style:style>
    <style:style style:name="T150" style:family="text">
      <style:text-properties style:font-name="Liberation Serif1" fo:font-size="12pt" fo:font-weight="normal" officeooo:rsid="00b8f961" style:font-name-asian="Liberation Serif1" style:font-size-asian="12pt" style:font-weight-asian="normal" style:font-name-complex="Liberation Serif1" style:font-size-complex="12pt" style:font-weight-complex="normal"/>
    </style:style>
    <style:style style:name="T151" style:family="text">
      <style:text-properties style:font-name="Liberation Serif1" fo:font-size="12pt" fo:font-weight="normal" officeooo:rsid="00d29100" style:font-name-asian="Liberation Serif1" style:font-size-asian="12pt" style:font-weight-asian="normal" style:font-name-complex="Liberation Serif1" style:font-size-complex="12pt" style:font-weight-complex="normal"/>
    </style:style>
    <style:style style:name="T152" style:family="text">
      <style:text-properties style:font-name="Liberation Serif1" fo:font-size="12pt" fo:font-weight="normal" officeooo:rsid="00da5ac3" style:font-name-asian="Liberation Serif1" style:font-size-asian="12pt" style:font-weight-asian="normal" style:font-name-complex="Liberation Serif1" style:font-size-complex="12pt" style:font-weight-complex="normal"/>
    </style:style>
    <style:style style:name="T153" style:family="text">
      <style:text-properties style:font-name="Liberation Serif1" fo:font-size="12pt" fo:font-weight="normal" officeooo:rsid="00c098c9" style:font-name-asian="Liberation Serif1" style:font-size-asian="12pt" style:font-weight-asian="normal" style:font-name-complex="Liberation Serif1" style:font-size-complex="12pt" style:font-weight-complex="normal"/>
    </style:style>
    <style:style style:name="T154" style:family="text">
      <style:text-properties style:font-name="Liberation Serif1" fo:font-size="12pt" fo:font-weight="normal" officeooo:rsid="00c82195" style:font-name-asian="Liberation Serif1" style:font-size-asian="12pt" style:font-weight-asian="normal" style:font-name-complex="Liberation Serif1" style:font-size-complex="12pt" style:font-weight-complex="normal"/>
    </style:style>
    <style:style style:name="T155" style:family="text">
      <style:text-properties style:font-name="Liberation Serif1" fo:font-size="12pt" fo:font-weight="normal" officeooo:rsid="00ba3b22" style:font-name-asian="Liberation Serif1" style:font-size-asian="12pt" style:font-weight-asian="normal" style:font-name-complex="Liberation Serif1" style:font-size-complex="12pt" style:font-weight-complex="normal"/>
    </style:style>
    <style:style style:name="T156" style:family="text">
      <style:text-properties style:font-name="Liberation Serif1" fo:font-size="12pt" fo:font-weight="normal" officeooo:rsid="00bcc572" style:font-name-asian="Liberation Serif1" style:font-size-asian="12pt" style:font-weight-asian="normal" style:font-name-complex="Liberation Serif1" style:font-size-complex="12pt" style:font-weight-complex="normal"/>
    </style:style>
    <style:style style:name="T157" style:family="text">
      <style:text-properties style:font-name="Liberation Serif1" fo:font-size="12pt" officeooo:rsid="0008710b" style:font-size-asian="12pt" style:font-size-complex="12pt"/>
    </style:style>
    <style:style style:name="T158" style:family="text">
      <style:text-properties style:font-name="Liberation Serif1" fo:font-size="12pt" officeooo:rsid="0048c658" style:font-size-asian="12pt" style:font-size-complex="12pt"/>
    </style:style>
    <style:style style:name="T159" style:family="text">
      <style:text-properties style:font-name="Liberation Serif1" fo:font-size="12pt" officeooo:rsid="00ba3b22" style:font-size-asian="12pt" style:font-size-complex="12pt"/>
    </style:style>
    <style:style style:name="T160" style:family="text">
      <style:text-properties style:font-name="Liberation Serif1" fo:font-size="12pt" officeooo:rsid="009ce653" style:font-size-asian="12pt" style:font-size-complex="12pt"/>
    </style:style>
    <style:style style:name="T161" style:family="text">
      <style:text-properties style:font-name="Liberation Serif1" fo:font-size="12pt" officeooo:rsid="0096c79a" style:font-size-asian="12pt" style:font-size-complex="12pt"/>
    </style:style>
    <style:style style:name="T162" style:family="text">
      <style:text-properties style:font-name="Liberation Serif1" fo:font-size="12pt" officeooo:rsid="00bbc704" style:font-size-asian="12pt" style:font-size-complex="12pt"/>
    </style:style>
    <style:style style:name="T163" style:family="text">
      <style:text-properties style:font-name="Liberation Serif1" fo:font-size="12pt" officeooo:rsid="00d184dd" style:font-size-asian="12pt" style:font-size-complex="12pt"/>
    </style:style>
    <style:style style:name="T164" style:family="text">
      <style:text-properties style:font-name="Liberation Serif1" fo:font-size="12pt" officeooo:rsid="00d2d753" style:font-size-asian="12pt" style:font-size-complex="12pt"/>
    </style:style>
    <style:style style:name="T165" style:family="text">
      <style:text-properties style:font-name="Liberation Serif1" fo:font-size="12pt" fo:font-style="italic" officeooo:rsid="00d184dd" style:font-size-asian="12pt" style:font-style-asian="italic" style:font-size-complex="12pt" style:font-style-complex="italic"/>
    </style:style>
    <style:style style:name="T166" style:family="text">
      <style:text-properties style:font-name="Liberation Serif1" fo:font-style="normal" officeooo:rsid="0048c658" style:font-style-asian="normal" style:font-style-complex="normal"/>
    </style:style>
    <style:style style:name="T167" style:family="text">
      <style:text-properties style:font-name="Liberation Serif1" fo:font-style="normal" officeooo:rsid="0008710b" style:font-style-asian="normal" style:font-style-complex="normal"/>
    </style:style>
    <style:style style:name="T168" style:family="text">
      <style:text-properties style:font-name="Liberation Serif1" fo:font-style="normal" officeooo:rsid="004a3a98" style:font-style-asian="normal" style:font-style-complex="normal"/>
    </style:style>
    <style:style style:name="T169" style:family="text">
      <style:text-properties style:font-name="Liberation Serif1" fo:font-style="normal" officeooo:rsid="009084fa" style:font-style-asian="normal" style:font-style-complex="normal"/>
    </style:style>
    <style:style style:name="T170" style:family="text">
      <style:text-properties style:font-name="Liberation Serif1" fo:font-style="normal" officeooo:rsid="00bd878f" style:font-style-asian="normal" style:font-style-complex="normal"/>
    </style:style>
    <style:style style:name="T171" style:family="text">
      <style:text-properties style:font-name="Liberation Serif1" fo:font-style="normal" officeooo:rsid="00d700a9" style:font-style-asian="normal" style:font-style-complex="normal"/>
    </style:style>
    <style:style style:name="T172" style:family="text">
      <style:text-properties style:font-name="Liberation Serif1" officeooo:rsid="0048c658"/>
    </style:style>
    <style:style style:name="T173" style:family="text">
      <style:text-properties style:font-name="Liberation Serif1" officeooo:rsid="00d184dd"/>
    </style:style>
    <style:style style:name="T174" style:family="text">
      <style:text-properties style:font-name="Liberation Serif1" officeooo:rsid="00e745af"/>
    </style:style>
    <style:style style:name="T175" style:family="text">
      <style:text-properties officeooo:rsid="009e43e9"/>
    </style:style>
    <style:style style:name="T176" style:family="text">
      <style:text-properties officeooo:rsid="009efeae"/>
    </style:style>
    <style:style style:name="T177" style:family="text">
      <style:text-properties fo:font-weight="normal" style:font-weight-asian="normal" style:font-weight-complex="normal"/>
    </style:style>
    <style:style style:name="T178" style:family="text">
      <style:text-properties fo:font-weight="normal" officeooo:rsid="005a7122" style:font-weight-asian="normal" style:font-weight-complex="normal"/>
    </style:style>
    <style:style style:name="T179" style:family="text">
      <style:text-properties fo:font-weight="normal" officeooo:rsid="0065251f" style:font-weight-asian="normal" style:font-weight-complex="normal"/>
    </style:style>
    <style:style style:name="T180" style:family="text">
      <style:text-properties fo:font-weight="normal" officeooo:rsid="005f004d" style:font-weight-asian="normal" style:font-weight-complex="normal"/>
    </style:style>
    <style:style style:name="T181" style:family="text">
      <style:text-properties fo:font-weight="normal" officeooo:rsid="0067f527" style:font-weight-asian="normal" style:font-weight-complex="normal"/>
    </style:style>
    <style:style style:name="T182" style:family="text">
      <style:text-properties fo:font-weight="normal" officeooo:rsid="00d47e8c" style:font-weight-asian="normal" style:font-weight-complex="normal"/>
    </style:style>
    <style:style style:name="T183" style:family="text">
      <style:text-properties officeooo:rsid="00a861f7"/>
    </style:style>
    <style:style style:name="T184" style:family="text">
      <style:text-properties officeooo:rsid="009da5f4"/>
    </style:style>
    <style:style style:name="T185" style:family="text">
      <style:text-properties officeooo:rsid="009ce653"/>
    </style:style>
    <style:style style:name="T186" style:family="text">
      <style:text-properties officeooo:rsid="00c82195"/>
    </style:style>
    <style:style style:name="T187" style:family="text">
      <style:text-properties officeooo:rsid="0008710b"/>
    </style:style>
    <style:style style:name="T188" style:family="text">
      <style:text-properties officeooo:rsid="00b134bb"/>
    </style:style>
    <style:style style:name="T189" style:family="text">
      <style:text-properties officeooo:rsid="0006bb1f"/>
    </style:style>
    <style:style style:name="T190" style:family="text">
      <style:text-properties officeooo:rsid="00d47e8c"/>
    </style:style>
    <style:style style:name="T191" style:family="text">
      <style:text-properties officeooo:rsid="0067f527"/>
    </style:style>
    <style:style style:name="T192" style:family="text">
      <style:text-properties fo:font-size="10pt" style:font-size-asian="10pt" style:font-size-complex="10pt"/>
    </style:style>
    <style:style style:name="T193" style:family="text">
      <style:text-properties fo:font-size="10pt" officeooo:rsid="00d47e8c" style:font-size-asian="10pt" style:font-size-complex="10pt"/>
    </style:style>
    <style:style style:name="T194" style:family="text">
      <style:text-properties fo:font-size="10pt" fo:font-weight="normal" style:font-size-asian="10pt" style:font-weight-asian="normal" style:font-size-complex="10pt" style:font-weight-complex="normal"/>
    </style:style>
    <style:style style:name="T195" style:family="text">
      <style:text-properties officeooo:rsid="010eb7ab"/>
    </style:style>
    <style:style style:name="T196" style:family="text">
      <style:text-properties fo:font-size="4pt" style:font-size-asian="4pt" style:font-size-complex="4pt"/>
    </style:style>
    <style:style style:name="T197" style:family="text">
      <style:text-properties fo:font-size="4pt" officeooo:rsid="00d47e8c" style:font-size-asian="4pt" style:font-size-complex="4pt"/>
    </style:style>
    <style:style style:name="T198" style:family="text">
      <style:text-properties fo:font-size="4pt" fo:font-weight="normal" style:font-size-asian="4pt" style:font-weight-asian="normal" style:font-size-complex="4pt" style:font-weight-complex="normal"/>
    </style:style>
    <style:style style:name="T199" style:family="text">
      <style:text-properties fo:font-size="6pt" style:font-size-asian="6pt" style:font-size-complex="6pt"/>
    </style:style>
    <style:style style:name="T200" style:family="text">
      <style:text-properties fo:font-size="6pt" officeooo:rsid="00d47e8c" style:font-size-asian="6pt" style:font-size-complex="6pt"/>
    </style:style>
    <style:style style:name="T201" style:family="text">
      <style:text-properties fo:font-size="6pt" fo:font-weight="normal" style:font-size-asian="6pt" style:font-weight-asian="normal" style:font-size-complex="6pt" style:font-weight-complex="normal"/>
    </style:style>
    <style:style style:name="T202" style:family="text">
      <style:text-properties fo:font-size="7pt" style:font-size-asian="7pt" style:font-size-complex="7pt"/>
    </style:style>
    <style:style style:name="T203" style:family="text">
      <style:text-properties fo:font-size="7pt" officeooo:rsid="00d47e8c" style:font-size-asian="7pt" style:font-size-complex="7pt"/>
    </style:style>
    <style:style style:name="T204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<text:span text:style-name="T2">Œuvres</text:span> d’art présentées en début de cours / <text:span text:style-name="T183">niveau troisième</text:span></text:p>
      <text:p text:style-name="P9"/>
      <text:p text:style-name="P10"><text:span text:style-name="T132">● </text:span>2.<text:span text:style-name="T175">3</text:span> : <text:span text:style-name="T176">2</text:span><text:span text:style-name="T8">e</text:span> partie de l’année (=entre deux vacances), <text:span text:style-name="T176">troisième</text:span> semaine de cette partie</text:p>
      <text:p text:style-name="P10"/>
      <text:p text:style-name="P13"/>
      <text:p text:style-name="P16">L’art a-t-il un sens politique ?</text:p>
      <text:p text:style-name="P22"><text:span text:style-name="T134">☐ </text:span><text:span text:style-name="T135">œuvre n°01<text:tab/></text:span><text:span text:style-name="T136">(</text:span>1.<text:span text:style-name="T185">5)</text:span><text:tab/><text:span text:style-name="T145">·</text:span><text:span text:style-name="T172"> </text:span><text:span text:style-name="T131">[</text:span><text:span text:style-name="T166">ph</text:span><text:span text:style-name="T167">oto</text:span><text:span text:style-name="T170">graphie</text:span><text:span text:style-name="T167"> </text:span><text:span text:style-name="T168">prise </text:span><text:span text:style-name="T167">devant </text:span><text:span text:style-name="T169">la P</text:span><text:span text:style-name="T167">orte de la </text:span><text:span text:style-name="T169">P</text:span><text:span text:style-name="T167">aix </text:span><text:span text:style-name="T169">C</text:span><text:span text:style-name="T167">éleste </text:span><text:span text:style-name="T170">à Beijing</text:span><text:span text:style-name="T168">]</text:span><text:span text:style-name="T148">, </text:span></text:p>
      <text:p text:style-name="P22"><text:span text:style-name="T148"><text:tab/><text:tab/><text:tab/> <text:s/>2000 </text:span><text:span text:style-name="T172">(</text:span><text:span text:style-name="T148">Ai Wei Wei, 1957-</text:span><text:span text:style-name="T172">)</text:span></text:p>
      <text:p text:style-name="P42"><text:span text:style-name="T149">☐ </text:span><text:span text:style-name="T150">œuvre n°0</text:span><text:span text:style-name="T155">2</text:span><text:span text:style-name="T150"><text:tab/></text:span><text:span text:style-name="T156">(</text:span><text:span text:style-name="T158">1.</text:span><text:span text:style-name="T159">7</text:span><text:span text:style-name="T160">)</text:span><text:span text:style-name="T158"><text:tab/></text:span><text:span text:style-name="T161">·</text:span><text:span text:style-name="T162"> </text:span><text:span text:style-name="T165">Dynamisme d’une voiture</text:span><text:span text:style-name="T163">, </text:span><text:span text:style-name="T164">~1912 (</text:span><text:span text:style-name="T173">Luigi Russolo, 1885-1947)</text:span></text:p>
      <text:p text:style-name="P21"><text:span text:style-name="T134">☐ </text:span><text:span text:style-name="T135">œuvre n°0</text:span><text:span text:style-name="T144">3</text:span><text:span text:style-name="T135"><text:tab/></text:span><text:span text:style-name="T136">(</text:span><text:span text:style-name="T144">2.1</text:span><text:span text:style-name="T185">)</text:span><text:tab/><text:span text:style-name="T145">·</text:span><text:span text:style-name="T49"> </text:span><text:span text:style-name="T52">Allende Topino Lebrun</text:span><text:span text:style-name="T57">, 1974 </text:span><text:span text:style-name="T58">(</text:span><text:span text:style-name="T57">Erró, 1932-</text:span><text:span text:style-name="T58">)</text:span></text:p>
      <text:p text:style-name="P24"><text:span text:style-name="T49"><text:tab/><text:tab/><text:tab/></text:span><text:span text:style-name="T145">·</text:span><text:span text:style-name="T49"> </text:span><text:span text:style-name="T51">La mort de Caius Brutus</text:span><text:span text:style-name="T49">, 1798 </text:span><text:span text:style-name="T59">(</text:span><text:span text:style-name="T49">Topino Lebrun, 1764-1801</text:span><text:span text:style-name="T59">)</text:span></text:p>
      <text:p text:style-name="P21"><text:span text:style-name="T134">☐ </text:span><text:span text:style-name="T135">œuvre n°0</text:span><text:span text:style-name="T144">4</text:span><text:span text:style-name="T135"><text:tab/></text:span><text:span text:style-name="T136">(</text:span><text:span text:style-name="T137">2.</text:span><text:span text:style-name="T144">3</text:span><text:span text:style-name="T185">)</text:span><text:tab/><text:span text:style-name="T145">·</text:span><text:span text:style-name="T49"> </text:span><text:span text:style-name="T52">Les deux plateaux du Palais Royal</text:span><text:span text:style-name="T57">, 1986 </text:span><text:span text:style-name="T60">(</text:span><text:span text:style-name="T57">Daniel Buren, 1938-</text:span><text:span text:style-name="T60">)</text:span><text:span text:style-name="T9">[</text:span><text:span text:style-name="T10">a</text:span><text:span text:style-name="T9">]</text:span></text:p>
      <text:p text:style-name="P23"/>
      <text:p text:style-name="P17"><text:span text:style-name="T188">L’</text:span><text:span text:style-name="T133">œ</text:span><text:span text:style-name="T188">uvre d’art, un objet d’étude pour les historiens ?</text:span></text:p>
      <text:p text:style-name="P26"><text:span text:style-name="T134">☐ </text:span><text:span text:style-name="T135">œuvre n°0</text:span><text:span text:style-name="T138">5</text:span><text:span text:style-name="T134"> </text:span><text:span text:style-name="T138">(</text:span><text:span text:style-name="T139">2</text:span>.<text:span text:style-name="T186">5)</text:span><text:tab/><text:span text:style-name="T145">· </text:span><text:span text:style-name="T147">Der alte Hof in München, </text:span><text:span text:style-name="T171">~1914, (Adolf Hitler, 1885-1945)</text:span><text:span text:style-name="T17">[</text:span><text:span text:style-name="T18">b</text:span><text:span text:style-name="T17">]</text:span><text:span text:style-name="T49"> </text:span></text:p>
      <text:p text:style-name="P39"><text:span text:style-name="T134">☐ </text:span><text:span text:style-name="T135">œuvre n°0</text:span><text:span text:style-name="T138">6 (</text:span><text:span text:style-name="T139">2.</text:span><text:span text:style-name="T140">7</text:span><text:span text:style-name="T187">)<text:tab/></text:span><text:bookmark text:name="firstHeading"/><text:span text:style-name="T145">·</text:span><text:span text:style-name="T49"> </text:span><text:span text:style-name="T55">La Statue de la Liberté de New York dans l’atelier du fondeur</text:span></text:p>
      <text:p text:style-name="P40"><text:span text:style-name="T55"><text:tab/><text:tab/><text:tab/> <text:s/>Gayet, rue de Chazelles, </text:span><text:span text:style-name="T85">1884, </text:span></text:p>
      <text:p text:style-name="P40"><text:span text:style-name="T85"><text:tab/><text:tab/><text:tab/> <text:s/></text:span><text:span text:style-name="T84">(Victor Paul-Joseph Dargaud, ~1850-1913)</text:span><text:span text:style-name="T12">[</text:span><text:span text:style-name="T11">c</text:span><text:span text:style-name="T9">]</text:span></text:p>
      <text:p text:style-name="P28"><text:span text:style-name="T134">☐ </text:span><text:span text:style-name="T135">œuvre n°0</text:span><text:span text:style-name="T140">7</text:span><text:span text:style-name="T138"> (</text:span><text:span text:style-name="T140">3.1</text:span><text:span text:style-name="T131">)<text:tab/></text:span><text:span text:style-name="T145">· </text:span><text:span text:style-name="T174">fronton ouest du temple d’Aphaïa (Grèce), ~ - 480</text:span></text:p>
      <text:p text:style-name="P31"><text:span text:style-name="T49"><text:tab/><text:tab/><text:tab/> <text:s text:c="2"/></text:span><text:span text:style-name="T86">(Glyptothek de Münich)</text:span><text:span text:style-name="T22">[d]</text:span></text:p>
      <text:p text:style-name="P29"><text:span text:style-name="T49"><text:tab/><text:tab/><text:tab/></text:span><text:span text:style-name="T145">· </text:span><text:span text:style-name="T174">fronton ouest du temple d’Aphaïa (Grèce), ~ - 480</text:span></text:p>
      <text:p text:style-name="P30"><text:span text:style-name="T49"><text:tab/><text:tab/><text:tab/> <text:s text:c="2"/></text:span><text:span text:style-name="T86">(</text:span><text:span text:style-name="T87">détail, </text:span><text:span text:style-name="T86">Glyptothek de Münich)</text:span><text:span text:style-name="T22">[e]</text:span></text:p>
      <text:p text:style-name="P27"><text:span text:style-name="T145"><text:tab/><text:tab/><text:tab/>· </text:span><text:span text:style-name="T174">fronton ouest du temple d’Aphaïa (Grèce), ~ - 480</text:span><text:span text:style-name="T49"> </text:span></text:p>
      <text:p text:style-name="P27"><text:span text:style-name="T49"><text:tab/><text:tab/><text:tab/> <text:s text:c="2"/></text:span><text:span text:style-name="T88">(reconstitution)</text:span><text:span text:style-name="T23">[f]</text:span></text:p>
      <text:p text:style-name="P25"><text:span text:style-name="T49"><text:tab/><text:tab/><text:tab/></text:span></text:p>
      <text:p text:style-name="P53"><text:span text:style-name="T189">Photographies et peintures : qu’est-ce qui est le plus fidèle à la réalité ?</text:span></text:p>
      <text:p text:style-name="P33"><text:span text:style-name="T134">☐ </text:span><text:span text:style-name="T135">œuvre n°0</text:span><text:span text:style-name="T141">8</text:span><text:span text:style-name="T138"> (</text:span><text:span text:style-name="T140">3.</text:span><text:span text:style-name="T141">3</text:span><text:span text:style-name="T148">)<text:tab/></text:span><text:span text:style-name="T145">·</text:span><text:span text:style-name="T49"> </text:span><text:span text:style-name="T50">Un combat de coqs</text:span><text:span text:style-name="T48">, 1846 </text:span><text:span text:style-name="T62">(</text:span><text:span text:style-name="T48">Jean-Léon Gérôme, 1824-1904</text:span><text:span text:style-name="T62">)</text:span></text:p>
      <text:p text:style-name="P33"><text:span text:style-name="T134">☐ </text:span><text:span text:style-name="T135">œuvre n°0</text:span><text:span text:style-name="T141">9</text:span><text:span text:style-name="T138"> (</text:span><text:span text:style-name="T140">3.</text:span><text:span text:style-name="T141">5</text:span><text:span text:style-name="T148">)<text:tab/></text:span><text:span text:style-name="T145">·</text:span><text:span text:style-name="T49"> </text:span><text:span text:style-name="T63">[photographie, 1826] (</text:span><text:span text:style-name="T48">Nicéphore Niépce, 1765-1833</text:span><text:span text:style-name="T64">)</text:span></text:p>
      <text:p text:style-name="P33"><text:span text:style-name="T63"><text:tab/><text:tab/><text:tab/> <text:s text:c="2"/>[diverses photographies] (</text:span><text:span text:style-name="T64">Auguste Bartholdi, 1834-1904</text:span><text:span text:style-name="T65">)</text:span><text:span text:style-name="T24">[g]</text:span></text:p>
      <text:p text:style-name="P33"><text:span text:style-name="T134">☐ </text:span><text:span text:style-name="T135">œuvre n°</text:span><text:span text:style-name="T141">10</text:span><text:span text:style-name="T138"> (</text:span><text:span text:style-name="T140">3.</text:span><text:span text:style-name="T141">7</text:span><text:span text:style-name="T148">)<text:tab/></text:span><text:span text:style-name="T145">·</text:span><text:span text:style-name="T49"> </text:span><text:span text:style-name="T50">Le marché aux chevaux</text:span><text:span text:style-name="T48">, 1876 </text:span><text:span text:style-name="T66">(</text:span><text:span text:style-name="T48">Jean-Léon Gérôme, 1824-1904</text:span><text:span text:style-name="T66">)</text:span><text:span text:style-name="T13">[</text:span><text:span text:style-name="T14">h</text:span><text:span text:style-name="T13">]</text:span></text:p>
      <text:p text:style-name="P52"><text:span text:style-name="T149">☐ </text:span><text:span text:style-name="T150">œuvre n°</text:span><text:span text:style-name="T151">11</text:span><text:span text:style-name="T153"> (</text:span><text:span text:style-name="T151">4</text:span><text:span text:style-name="T154">.1</text:span><text:span text:style-name="T157">)<text:tab/></text:span><text:span text:style-name="T161">·</text:span><text:span text:style-name="T94"> </text:span><text:span text:style-name="T96">[photographie montrant l’</text:span><text:span text:style-name="T97">intérieur de Topkap</text:span><text:span text:style-name="T71">ı</text:span><text:span text:style-name="T97"> </text:span><text:span text:style-name="T98">~</text:span><text:span text:style-name="T97">1865</text:span><text:span text:style-name="T99">]</text:span></text:p>
      <text:p text:style-name="P34"><text:span text:style-name="T47"><text:s/><text:tab/><text:tab/><text:tab/> <text:s text:c="2"/>(</text:span>Abdullah frères, actifs entre 1858 et 1899<text:span text:style-name="T47">)</text:span><text:span text:style-name="T13">[</text:span><text:span text:style-name="T15">i</text:span><text:span text:style-name="T13">]</text:span></text:p>
      <text:p text:style-name="P41"><text:span text:style-name="T53"><text:tab/><text:tab/><text:tab/></text:span><text:span text:style-name="T146">·</text:span><text:span text:style-name="T51"> </text:span><text:span text:style-name="T54">Le barde noir</text:span><text:span text:style-name="T68"> dit aussi </text:span><text:span text:style-name="T54">Le barde africain</text:span><text:span text:style-name="T68">, 1888 </text:span><text:span text:style-name="T69">(Gérôme, 1824-1904)</text:span><text:span text:style-name="T25">[</text:span><text:span text:style-name="T26">j</text:span><text:span text:style-name="T25">]</text:span></text:p>
      <text:p text:style-name="P25"/>
      <text:p text:style-name="P32"><text:span text:style-name="T44">Qu’est-ce qu’une œuvre d’art ?</text:span></text:p>
      <text:p text:style-name="P35"><text:span text:style-name="T134">☐ </text:span><text:span text:style-name="T135">œuvre n°</text:span><text:span text:style-name="T141">1</text:span><text:span text:style-name="T142">2</text:span><text:span text:style-name="T138"> (</text:span><text:span text:style-name="T141">4</text:span><text:span text:style-name="T140">.</text:span><text:span text:style-name="T142">3</text:span><text:span text:style-name="T148">)<text:tab/></text:span><text:span text:style-name="T145">·</text:span><text:span text:style-name="T49"> </text:span><text:span text:style-name="T100">[photographie du mammouth de la grotte de Pech Merle (Lot)], ~ - 16000</text:span><text:span text:style-name="T13">[</text:span><text:span text:style-name="T16">k</text:span><text:span text:style-name="T13">]</text:span></text:p>
      <text:p text:style-name="P44"><text:span text:style-name="T149">☐ </text:span><text:span text:style-name="T150">œuvre n°</text:span><text:span text:style-name="T151">1</text:span><text:span text:style-name="T152">3</text:span><text:span text:style-name="T153"> (</text:span><text:span text:style-name="T151">4</text:span><text:span text:style-name="T154">.</text:span><text:span text:style-name="T152">5</text:span><text:span text:style-name="T157">)<text:tab/></text:span>· <text:span text:style-name="T5">Fontaine</text:span><text:span text:style-name="T34">, (sculpture, urinoir), 1917 (Marcel Duchamp, 1887-1968)</text:span><text:span text:style-name="T27">[</text:span><text:span text:style-name="T29">l</text:span><text:span text:style-name="T27">]</text:span></text:p>
      <text:p text:style-name="P36"><text:span text:style-name="T134">☐ </text:span><text:span text:style-name="T135">œuvre n°</text:span><text:span text:style-name="T141">1</text:span><text:span text:style-name="T143">4</text:span><text:span text:style-name="T138"> (</text:span><text:span text:style-name="T141">4</text:span><text:span text:style-name="T140">.</text:span><text:span text:style-name="T142">7</text:span><text:span text:style-name="T148">)<text:tab/></text:span><text:span text:style-name="T145">·</text:span><text:span text:style-name="T49"> </text:span><text:span text:style-name="T130">[ensemble de Mandelbrot]</text:span><text:span text:style-name="T19">[</text:span><text:span text:style-name="T21">m</text:span><text:span text:style-name="T19">]</text:span></text:p>
      <text:p text:style-name="P14"/>
      <text:p text:style-name="P54"/>
      <text:p text:style-name="P14"/>
      <text:p text:style-name="P45"><text:span text:style-name="T191">[a</text:span>]<text:span text:style-name="T177"> </text:span><text:span text:style-name="T7">d’Art d’Art !</text:span><text:span text:style-name="T180"> de Frédéric et Isabelle Tadéï, aux éditions du Chêne, p. 292</text:span></text:p>
      <text:p text:style-name="P18"><text:span text:style-name="T123">[</text:span><text:span text:style-name="T124">b</text:span><text:span text:style-name="T123">]</text:span><text:span text:style-name="T127"> </text:span><text:a xlink:type="simple" xlink:href="https://fr.wikipedia.org/wiki/Peintures_d%27Adolf_Hitler" text:style-name="Internet_20_link" text:visited-style-name="Visited_20_Internet_20_Link"><text:span text:style-name="T128">https://fr.wikipedia.org/wiki/Peintures_d%27Adolf_Hitler</text:span></text:a></text:p>
      <text:p text:style-name="P45"><text:span text:style-name="T191">[c]</text:span><text:span text:style-name="T180"> </text:span><text:span text:style-name="T7">d’Art d’Art !</text:span><text:span text:style-name="T180"> de Frédéric et Isabelle Tadéï, aux éditions du Chêne, p. </text:span><text:span text:style-name="T182">180</text:span></text:p>
      <text:p text:style-name="P19"><text:span text:style-name="T203">[</text:span><text:span text:style-name="T202">d]</text:span><text:span text:style-name="T204"> </text:span><text:a xlink:type="simple" xlink:href="https://fr.wikipedia.org/wiki/Fichier:Aphaia_pediments_Glyptothek_Munich.jpg" text:style-name="Internet_20_link" text:visited-style-name="Visited_20_Internet_20_Link"><text:span text:style-name="T204">https://fr.wikipedia.org/wiki/Fichier:Aphaia_pediments_Glyptothek_Munich.jpg</text:span></text:a><text:span text:style-name="T204"> </text:span></text:p>
      <text:p text:style-name="P19"><text:span text:style-name="T202">[e] </text:span><text:a xlink:type="simple" xlink:href="https://fr.wikipedia.org/wiki/Temple_d%27Aphaïa" text:style-name="Internet_20_link" text:visited-style-name="Visited_20_Internet_20_Link"><text:span text:style-name="T204">https://fr.wikipedia.org/wiki/Temple_d%27Apha%C3%AFa</text:span></text:a><text:span text:style-name="T204"> </text:span></text:p>
      <text:p text:style-name="P20"><text:span text:style-name="T202">[f]</text:span><text:span text:style-name="T204"> </text:span><text:a xlink:type="simple" xlink:href="http://www.stiftung-archaeologie.de/reconstructionsen.html" text:style-name="Internet_20_link" text:visited-style-name="Visited_20_Internet_20_Link"><text:span text:style-name="T129">http://www.stiftung-archaeologie.de/reconstructionsen.html</text:span></text:a></text:p>
      <text:p text:style-name="P46"><text:span text:style-name="T88">[</text:span><text:span text:style-name="T101">g</text:span><text:span text:style-name="T88">]</text:span><text:span text:style-name="T74"> </text:span><text:span text:style-name="T75">catalogue « Jean-Léon Gérôme », édité à l’occasion de l’exposition « Jean-Léon Gérôme (1824-1904), L’Histoire en spectacle », p. 2</text:span><text:span text:style-name="T77">24</text:span></text:p>
      <text:p text:style-name="P47"><text:span text:style-name="T88">[</text:span><text:span text:style-name="T103">h</text:span><text:span text:style-name="T88">]</text:span><text:span text:style-name="T74"> </text:span><text:span text:style-name="T75">catalogue « Jean-Léon Gérôme », édité à l’occasion de l’exposition « Jean-Léon Gérôme (1824-1904), L’Histoire en spectacle », p. 2</text:span><text:span text:style-name="T77">2</text:span><text:span text:style-name="T78">5</text:span></text:p>
      <text:p text:style-name="P48"><text:span text:style-name="T88">[</text:span><text:span text:style-name="T102">i</text:span><text:span text:style-name="T48">]</text:span><text:span text:style-name="T71"> </text:span><text:span text:style-name="T75">catalogue « Jean-Léon Gérôme », édité à l’occasion de l’exposition « Jean-Léon Gérôme (1824-1904), L’Histoire en spectacle », p. 2</text:span><text:span text:style-name="T76">61</text:span></text:p>
      <text:p text:style-name="P49"><text:span text:style-name="T88">[</text:span><text:span text:style-name="T104">j</text:span><text:span text:style-name="T49">]</text:span><text:span text:style-name="T73"> </text:span><text:span text:style-name="T75">catalogue « Jean-Léon Gérôme », édité à l’occasion de l’exposition « Jean-Léon Gérôme (1824-1904), L’Histoire en spectacle », p. 2</text:span><text:span text:style-name="T79">82</text:span></text:p>
      <text:p text:style-name="P43"><text:span text:style-name="T125">[</text:span><text:span text:style-name="T122">k]</text:span><text:span text:style-name="T126"> </text:span><text:a xlink:type="simple" xlink:href="https://fr.wikipedia.org/wiki/Grotte_du_Pech_Merle" text:style-name="Internet_20_link" text:visited-style-name="Visited_20_Internet_20_Link"><text:span text:style-name="T126">https://fr.wikipedia.org/wiki/Grotte_du_Pech_Merle</text:span></text:a><text:span text:style-name="T126"> </text:span></text:p>
      <text:p text:style-name="P50"><text:span text:style-name="T48">[l] </text:span><text:span text:style-name="T56">d’Art d’Art !</text:span><text:span text:style-name="T80"> de Frédéric et Isabelle Tadéï, aux éditions du Chêne, p. 2</text:span><text:span text:style-name="T81">18</text:span></text:p>
      <text:p text:style-name="P51">[m] <text:a xlink:type="simple" xlink:href="https://fr.wikipedia.org/wiki/Ensemble_de_Mandelbrot" text:style-name="Internet_20_link" text:visited-style-name="Visited_20_Internet_20_Link"><text:span text:style-name="T177">https://fr.wikipedia.org/wiki/Ensemble_de_Mandelbrot</text:span></text:a><text:span text:style-name="T177"> </text:span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L’art a-t-il un sens politique ?</text:p>
      <text:p text:style-name="P7"/>
      <text:p text:style-name="P6"><text:span text:style-name="T134">☐ </text:span>3.<text:span text:style-name="T184">3</text:span><text:tab/><text:span text:style-name="T145">·</text:span><text:span text:style-name="T49"> </text:span><text:span text:style-name="T3">[</text:span><text:span text:style-name="T31">ph</text:span><text:span text:style-name="T30">otographie </text:span><text:span text:style-name="T32">prise </text:span><text:span text:style-name="T30">devant </text:span><text:span text:style-name="T33">la P</text:span><text:span text:style-name="T30">orte de la </text:span><text:span text:style-name="T33">P</text:span><text:span text:style-name="T30">aix </text:span><text:span text:style-name="T33">C</text:span><text:span text:style-name="T30">éleste</text:span><text:span text:style-name="T32">]</text:span>, 2000 <text:span text:style-name="T37">(</text:span>Ai Wei Wei, 1957<text:span text:style-name="T37">)</text:span></text:p>
      <text:p text:style-name="P5"><text:span text:style-name="T134">☐ </text:span>3.<text:span text:style-name="T184">1</text:span><text:tab/><text:span text:style-name="T145">·</text:span><text:span text:style-name="T49"> </text:span><text:span text:style-name="T4">Allende Topino Lebrun</text:span>, 1974 <text:span text:style-name="T35">(</text:span>Erró, 1932-<text:span text:style-name="T35">)</text:span></text:p>
      <text:p text:style-name="P4"><text:tab/><text:span text:style-name="T145">·</text:span><text:span text:style-name="T49"> </text:span><text:span text:style-name="T4">La mort de Caius Brutus</text:span>, 1798 <text:span text:style-name="T36">(</text:span>Topino Lebrun, 1764-1801<text:span text:style-name="T36">)</text:span></text:p>
      <text:p text:style-name="P5"><text:span text:style-name="T134">☐ </text:span>3.<text:span text:style-name="T184">5</text:span><text:tab/><text:span text:style-name="T145">·</text:span><text:span text:style-name="T49"> </text:span><text:span text:style-name="T4">Les deux plateaux du Palais Royal</text:span>, 1986 <text:span text:style-name="T38">(</text:span>Daniel Buren, 1938-<text:span text:style-name="T38">) </text:span><text:span text:style-name="T40">[</text:span><text:span text:style-name="T43">c</text:span><text:span text:style-name="T40">]</text:span></text:p>
      <text:p text:style-name="P12"/>
      <text:p text:style-name="P15"/>
      <text:p text:style-name="P3"><text:span text:style-name="T134">☐ </text:span>5.1<text:tab/><text:span text:style-name="T145">·</text:span><text:span text:style-name="T49"> </text:span><text:span text:style-name="T4">Un combat de coqs</text:span>, 1846 <text:span text:style-name="T45">(</text:span>Jean-Léon Gérôme, 1824-1904<text:span text:style-name="T45">)</text:span></text:p>
      <text:p text:style-name="P3"><text:span text:style-name="T134">☐ </text:span>5.2<text:tab/><text:span text:style-name="T145">·</text:span><text:span text:style-name="T49"> </text:span></text:p>
      <text:p text:style-name="P3"><text:span text:style-name="T134">☐ </text:span>5.3<text:tab/><text:span text:style-name="T145">·</text:span><text:span text:style-name="T49"> </text:span><text:span text:style-name="T46"><text:s/></text:span><text:span text:style-name="T41">[</text:span><text:span text:style-name="T42">b</text:span><text:span text:style-name="T41">]</text:span></text:p>
      <text:p text:style-name="P3"><text:span text:style-name="T134">☐ </text:span>5.4<text:tab/><text:span text:style-name="T145">·</text:span><text:span text:style-name="T49"> </text:span></text:p>
      <text:p text:style-name="P3"><text:span text:style-name="T134">☐ </text:span>5.5<text:tab/><text:span text:style-name="T145">·</text:span><text:span text:style-name="T49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</text:p>
      <text:p text:style-name="P8"/>
      <text:p text:style-name="P37"><text:span text:style-name="T39">[</text:span><text:span text:style-name="T42">a</text:span><text:span text:style-name="T39">]</text:span><text:span text:style-name="T177"> </text:span><text:span text:style-name="T6">Pourquoi l’art est-il plein de gens tout nus ?</text:span><text:span text:style-name="T177"> </text:span><text:span text:style-name="T178">de Susie Hodge, </text:span><text:span text:style-name="T177">aux éditions Milan (pages </text:span><text:span text:style-name="T179">12</text:span><text:span text:style-name="T177"> sqq.) </text:span><text:span text:style-name="T180">æ </text:span><text:span text:style-name="T39">[</text:span><text:span text:style-name="T42">b</text:span><text:span text:style-name="T39">]</text:span><text:span text:style-name="T177"> </text:span><text:span text:style-name="T181">catalogue « Jean-Léon Gérôme », édité à l’occasion de l’exposition « Jean-Léon Gérôme (1824-1904), L’Histoire en spectacle », p. 222 </text:span><text:span text:style-name="T39">[</text:span><text:span text:style-name="T42">c</text:span><text:span text:style-name="T39">]</text:span><text:span text:style-name="T177"> </text:span><text:span text:style-name="T181">catalogue « Jean-Léon Gérôme », édité à l’occasion de l’exposition « Jean-Léon Gérôme (1824-1904), L’Histoire en spectacle », p. 282 et p. 261.</text:span></text:p>
      <text:p text:style-name="P38"><text:span text:style-name="T1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8f8d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Œuvres d’art présentées en début de cours - <text:span text:style-name="MT1">page </text:span><text:span text:style-name="MT1"><text:page-number text:select-page="current">3</text:page-number></text:span><text:span text:style-name="MT1"><text:s/>/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9-08-30T22:14:17.122647618</meta:creation-date>
    <meta:generator>LibreOffice/6.0.7.3$Linux_X86_64 LibreOffice_project/00m0$Build-3</meta:generator>
    <dc:date>2020-08-29T17:55:34.554021487</dc:date>
    <meta:editing-duration>PT5H18M1S</meta:editing-duration>
    <meta:editing-cycles>171</meta:editing-cycles>
    <meta:document-statistic meta:table-count="0" meta:image-count="0" meta:object-count="0" meta:page-count="3" meta:paragraph-count="58" meta:word-count="617" meta:character-count="3977" meta:non-whitespace-character-count="3343"/>
  </office:meta>
</office:document-meta>
</file>